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思源宋體" svg:font-family="思源宋體" style:font-family-generic="system" style:font-pitch="variable"/>
    <style:font-face style:name="思源黑體" svg:font-family="思源黑體" style:font-family-generic="system" style:font-pitch="variable"/>
    <style:font-face style:name="思源黑體 HW" svg:font-family="'思源黑體 HW', 細明體, 'Liberation Mono', 'Courier New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subtitle">
      <style:graphic-properties draw:fill-color="#ffffff" fo:min-height="13.723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outline1">
      <style:graphic-properties fo:min-height="8.884cm"/>
      <style:paragraph-properties style:writing-mode="lr-tb"/>
    </style:style>
    <style:style style:name="pr4" style:family="presentation" style:parent-style-name="預設-title">
      <style:graphic-properties fo:min-height="2.629cm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 fo:text-align="start"/>
    </style:style>
    <style:style style:name="P3" style:family="paragraph">
      <loext:graphic-properties draw:fill-color="#ffffff"/>
      <style:text-properties style:font-name="Times New Roman" fo:font-size="42pt" fo:font-weight="bold" style:font-size-asian="42pt" style:font-weight-asian="bold" style:font-size-complex="42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weight="bold" fo:background-color="#ffff00" style:font-weight-asian="bold" style:font-weight-complex="bold"/>
    </style:style>
    <style:style style:name="P6" style:family="paragraph">
      <style:paragraph-properties fo:margin-left="0cm" fo:margin-right="0cm" fo:margin-top="0.42cm" fo:margin-bottom="0.35cm" fo:text-align="start" fo:text-indent="0cm"/>
    </style:style>
    <style:style style:name="P7" style:family="paragraph">
      <style:text-properties fo:color="#76ff03" loext:opacity="100%" fo:font-weight="bold" fo:background-color="#3e2723" style:font-weight-asian="bold" style:font-weight-complex="bold"/>
    </style:style>
    <style:style style:name="P8" style:family="paragraph">
      <style:text-properties fo:color="#76ff03" loext:opacity="100%" fo:font-weight="bold" fo:background-color="#3e2723" style:font-weight-asian="bold" style:font-weight-complex="bold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-color="#ffffff"/>
      <style:text-properties style:font-size-asian="20pt"/>
    </style:style>
    <style:style style:name="P11" style:family="paragraph">
      <style:paragraph-properties fo:margin-left="1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思源黑體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思源黑體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2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思源黑體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1cm" fo:margin-right="0cm" fo:margin-top="0.5cm" fo:margin-bottom="0cm" fo:text-indent="0cm"/>
    </style:style>
    <style:style style:name="T1" style:family="text">
      <style:text-properties style:font-name="Times New Roman" fo:font-size="42pt" fo:font-weight="bold" fo:background-color="#ffff00" style:font-size-asian="42pt" style:font-weight-asian="bold" style:font-size-complex="42pt" style:font-weight-complex="bold"/>
    </style:style>
    <style:style style:name="T2" style:family="text">
      <style:text-properties style:font-name="Times New Roman" fo:font-size="42pt" style:font-size-asian="42pt" style:font-size-complex="42pt"/>
    </style:style>
    <style:style style:name="T3" style:family="text">
      <style:text-properties fo:font-weight="bold" fo:background-color="#ffff00" style:font-weight-asian="bold" style:font-weight-complex="bold"/>
    </style:style>
    <style:style style:name="T4" style:family="text">
      <style:text-properties style:font-name="Times New Roman" fo:font-size="42pt" fo:font-weight="bold" fo:background-color="#ffffff" style:font-size-asian="42pt" style:font-weight-asian="bold" style:font-size-complex="42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2pt" fo:font-style="normal" fo:text-shadow="none" style:text-underline-style="none" fo:font-weight="bold" style:letter-kerning="true" fo:background-color="#ffffff" style:font-name-asian="思源黑體" style:font-size-asian="42pt" style:font-style-asian="normal" style:font-weight-asian="bold" style:font-name-complex="Lucida Sans" style:font-size-complex="4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800080" loext:opacity="100%" style:text-outline="false" style:text-line-through-style="none" style:text-line-through-type="none" style:font-name="Times New Roman" fo:font-size="42pt" fo:font-style="normal" fo:text-shadow="none" style:text-underline-style="none" fo:font-weight="bold" style:letter-kerning="true" fo:background-color="#ffff00" style:font-name-asian="思源黑體" style:font-size-asian="42pt" style:font-style-asian="normal" style:font-weight-asian="bold" style:font-name-complex="Lucida Sans" style:font-size-complex="4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27622" loext:opacity="100%" style:text-outline="false" style:text-line-through-style="none" style:text-line-through-type="none" style:font-name="Times New Roman" fo:font-size="42pt" fo:font-style="normal" fo:text-shadow="none" style:text-underline-style="none" fo:font-weight="bold" style:letter-kerning="true" fo:background-color="#ffff00" style:font-name-asian="思源黑體" style:font-size-asian="42pt" style:font-style-asian="normal" style:font-weight-asian="bold" style:font-name-complex="Lucida Sans" style:font-size-complex="4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76ff03" loext:opacity="100%" fo:font-weight="bold" fo:background-color="#3e2723" style:font-weight-asian="bold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fo:background-color="#ffff00" style:font-size-asian="32pt" style:font-weight-asian="bold" style:font-size-complex="32pt" style:font-weight-complex="bold"/>
    </style:style>
    <style:style style:name="T11" style:family="text">
      <style:text-properties fo:color="#f50057" loext:opacity="100%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536dfe" loext:opacity="100%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9100" loext:opacity="100%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weight="bold" fo:background-color="#ff00ff" style:font-weight-asian="bold" style:font-weight-complex="bold"/>
    </style:style>
    <style:style style:name="T16" style:family="text">
      <style:text-properties fo:font-weight="bold" fo:background-color="#ff5252" style:font-weight-asian="bold" style:font-weight-complex="bold"/>
    </style:style>
    <style:style style:name="T17" style:family="text">
      <style:text-properties fo:color="#ffd740" loext:opacity="100%" fo:font-weight="bold" fo:background-color="#ffffff" style:font-weight-asian="bold" style:font-weight-complex="bold"/>
    </style:style>
    <style:style style:name="T18" style:family="text">
      <style:text-properties fo:color="#000000" loext:opacity="100%" fo:font-weight="bold" fo:background-color="#ffff00" style:font-weight-asian="bold" style:font-weight-complex="bold"/>
    </style:style>
    <style:style style:name="T19" style:family="text">
      <style:text-properties fo:color="#76ff03" loext:opacity="100%" fo:font-weight="bold" fo:background-color="#000000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ffff00" loext:opacity="100%" fo:font-weight="bold" fo:background-color="#ff9100" style:font-weight-asian="bold" style:font-weight-complex="bold"/>
    </style:style>
    <style:style style:name="T22" style:family="text">
      <style:text-properties fo:color="#18ffff" loext:opacity="100%" fo:font-weight="bold" fo:background-color="#ff3d00" style:font-weight-asian="bold" style:font-weight-complex="bold"/>
    </style:style>
    <style:style style:name="T23" style:family="text">
      <style:text-properties fo:color="#76ff03" loext:opacity="100%" fo:font-weight="bold" fo:background-color="#4e342e" style:font-weight-asian="bold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思源黑體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思源黑體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0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#ff9100" style:font-name-asian="思源黑體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#ff00ff" style:font-name-asian="思源黑體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76ff03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#4e342e" style:font-name-asian="思源黑體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#ffff00" style:font-name-asian="思源黑體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8ffff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#ff0000" style:font-name-asian="思源黑體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18ffff" loext:opacity="100%" fo:font-weight="bold" fo:background-color="#ff0000" style:font-weight-asian="bold" style:font-weight-complex="bold"/>
    </style:style>
    <style:style style:name="T32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style:letter-kerning="true" style:font-name-asian="思源黑體" style:font-size-asian="32pt" style:font-style-asian="normal" style:font-name-complex="Lucida Sans" style:font-size-complex="32pt" style:font-style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#ff00ff" style:font-name-asian="思源黑體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18ffff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#ff5252" style:font-name-asian="思源黑體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#ffff00" style:font-name-asian="思源黑體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思源黑體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draw:frame presentation:style-name="pr1" draw:text-style-name="P3" draw:layer="layout" svg:width="25.199cm" svg:height="13.723cm" svg:x="1.302cm" svg:y="1.391cm">
          <draw:text-box>
            <text:p text:style-name="P1"><text:span text:style-name="T1">How to increment a pointer address and pointer's value?</text:span></text:p>
            <text:p text:style-name="P2"><text:span text:style-name="T2"/></text:p>
            <text:p text:style-name="P2"><text:span text:style-name="T2"><text:a xlink:href="https://stackoverflow.com/questions/8208021/how-to-increment-a-pointer-address-and-pointers-value" xlink:type="simple">https://stackoverflow.com/questions/8208021/how-to-increment-a-pointer-address-and-pointers-value</text:a>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draw:frame presentation:style-name="pr3" draw:text-style-name="P5" draw:layer="layout" svg:width="25.199cm" svg:height="15cm" svg:x="1.4cm" svg:y="0.5cm" presentation:class="outline" presentation:user-transformed="true">
          <draw:text-box>
            <text:list text:style-name="L2">
              <text:list-item>
                <text:p text:style-name="P5"><text:span text:style-name="T3">p++;</text:span></text:p>
              </text:list-item>
              <text:list-item>
                <text:p text:style-name="P5"><text:span text:style-name="T3">++p;</text:span></text:p>
              </text:list-item>
              <text:list-item>
                <text:p text:style-name="P5"><text:span text:style-name="T3">++*p;</text:span></text:p>
              </text:list-item>
              <text:list-item>
                <text:p text:style-name="P5"><text:span text:style-name="T3">++(*p);</text:span></text:p>
              </text:list-item>
              <text:list-item>
                <text:p text:style-name="P5"><text:span text:style-name="T3">++*(p);</text:span></text:p>
              </text:list-item>
              <text:list-item>
                <text:p text:style-name="P5"><text:span text:style-name="T3">*p++;</text:span></text:p>
              </text:list-item>
              <text:list-item>
                <text:p text:style-name="P5"><text:span text:style-name="T3">(*p)++;</text:span></text:p>
              </text:list-item>
              <text:list-item>
                <text:p text:style-name="P5"><text:span text:style-name="T3">*(p)++;</text:span></text:p>
              </text:list-item>
              <text:list-item>
                <text:p text:style-name="P5"><text:span text:style-name="T3">*++p;</text:span></text:p>
              </text:list-item>
              <text:list-item>
                <text:p text:style-name="P5"><text:span text:style-name="T3">*(++p)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draw:frame presentation:style-name="pr1" draw:text-style-name="P3" draw:layer="layout" svg:width="25.199cm" svg:height="18.857cm" svg:x="1.301cm" svg:y="0.643cm">
          <draw:text-box>
            <text:list text:style-name="L3">
              <text:list-item>
                <text:p text:style-name="P2"><text:span text:style-name="T4">要看懂這個網頁（</text:span><text:span text:style-name="T4">Stack Overflow</text:span><text:span text:style-name="T4">）上的正解，我們不需要背公式，只需要搞懂三個基本觀念。</text:span></text:p>
              </text:list-item>
              <text:list-item>
                <text:p text:style-name="P6"><text:span text:style-name="T5">用「</text:span><text:span text:style-name="T6">地址（信箱號碼）</text:span><text:span text:style-name="T5">」和「</text:span><text:span text:style-name="T7">值（信箱裡的信件內容）</text:span><text:span text:style-name="T5">」來做比喻</text:span><text:span text:style-name="T4">。</text:span></text:p>
              </text:list-item>
            </text:list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1"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8">1. </text:span><text:span text:style-name="T8">先搞懂兩個符號</text:span></text:p>
          </draw:text-box>
        </draw:frame>
        <draw:frame presentation:style-name="pr3" draw:text-style-name="P9" draw:layer="layout" svg:width="27.5cm" svg:height="11.315cm" svg:x="0cm" svg:y="3.5cm" presentation:class="outline" presentation:user-transformed="true">
          <draw:text-box>
            <text:list text:style-name="L4">
              <text:list-header>
                <text:p text:style-name="P9"><text:span text:style-name="T9">假設我們有：</text:span><text:span text:style-name="T9">int a = 100; </text:span><text:span text:style-name="T9">且 </text:span><text:span text:style-name="T9">int *p = &amp;a;</text:span></text:p>
              </text:list-header>
              <text:list-item>
                <text:p text:style-name="P9"><text:span text:style-name="T10">p (</text:span><text:span text:style-name="T10">指標</text:span><text:span text:style-name="T10">)</text:span><text:span text:style-name="T10">：</text:span><text:span text:style-name="T9">它是</text:span><text:span text:style-name="T11">「地址」</text:span><text:span text:style-name="T9">。就像是一個標記，上面寫著：</text:span><text:span text:style-name="T9">a </text:span><text:span text:style-name="T9">這間房子的</text:span><text:span text:style-name="T12">門牌號碼是 </text:span><text:span text:style-name="T12">5120300</text:span><text:span text:style-name="T9">。</text:span></text:p>
              </text:list-item>
              <text:list-item>
                <text:p text:style-name="P9"><text:span text:style-name="T10">*p (</text:span><text:span text:style-name="T10">解引用</text:span><text:span text:style-name="T10">)</text:span><text:span text:style-name="T10">：</text:span><text:span text:style-name="T9">它是</text:span><text:span text:style-name="T13">「去開門拿東西」</text:span><text:span text:style-name="T9">。當你寫 </text:span><text:span text:style-name="T9">*p</text:span><text:span text:style-name="T9">，就是</text:span><text:span text:style-name="T11">叫程式去 </text:span><text:span text:style-name="T11">5120300 </text:span><text:span text:style-name="T11">這個號碼的房子裡，看看裡面裝了什麼</text:span><text:span text:style-name="T9">（答案是 </text:span><text:span text:style-name="T9">100</text:span><text:span text:style-name="T9">）。</text:span></text:p>
              </text:list-item>
              <text:list-item>
                <text:p text:style-name="P9"><text:span text:style-name="T10">++ (</text:span><text:span text:style-name="T10">遞增</text:span><text:span text:style-name="T10">)</text:span><text:span text:style-name="T10">：</text:span><text:span text:style-name="T9">就是「加 </text:span><text:span text:style-name="T9">1</text:span><text:span text:style-name="T9">」。</text:span></text:p>
              </text:list-item>
            </text:list>
            <text:p text:style-name="P9"><text:span text:style-name="T14"/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1"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8">2. </text:span><text:span text:style-name="T8">重點：優先權（誰先跑？）</text:span></text:p>
          </draw:text-box>
        </draw:frame>
        <draw:frame presentation:style-name="pr3" draw:layer="layout" svg:width="28cm" svg:height="12.134cm" svg:x="0cm" svg:y="3.366cm" presentation:class="outline" presentation:user-transformed="true">
          <draw:text-box>
            <text:list text:style-name="L4">
              <text:list-header>
                <text:p>這是新手最容易卡關的地方。</text:p>
              </text:list-header>
              <text:list-item>
                <text:p><text:span text:style-name="T3">括號 </text:span><text:span text:style-name="T3">() </text:span><text:span text:style-name="T3">最強</text:span>：括號裡面的先算。</text:p>
              </text:list-item>
              <text:list-item>
                <text:p><text:span text:style-name="T15">後置 </text:span><text:span text:style-name="T15">++ (</text:span><text:span text:style-name="T15">在後面</text:span><text:span text:style-name="T15">) </text:span><text:span text:style-name="T15">比 </text:span><text:span text:style-name="T15">* </text:span><text:span text:style-name="T15">強</text:span>：例如 <text:span text:style-name="T3">*p++</text:span>，是 <text:span text:style-name="T8">++ </text:span><text:span text:style-name="T8">先跟 </text:span><text:span text:style-name="T8">p </text:span><text:span text:style-name="T8">發生關係</text:span>。</text:p>
              </text:list-item>
              <text:list-item>
                <text:p><text:span text:style-name="T16">前置 </text:span><text:span text:style-name="T16">++ (</text:span><text:span text:style-name="T16">在前面</text:span><text:span text:style-name="T16">) </text:span><text:span text:style-name="T16">跟 </text:span><text:span text:style-name="T16">* </text:span><text:span text:style-name="T16">平手</text:span>：這時候<text:span text:style-name="T17">要「從右往左」看</text:span>。例如 <text:span text:style-name="T18">++*p</text:span>，<text:span text:style-name="T19">先看 </text:span><text:span text:style-name="T19">*p </text:span><text:span text:style-name="T19">再加 </text:span><text:span text:style-name="T19">1</text:span>。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1"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8">3. </text:span><text:span text:style-name="T8">詳細拆解網頁上的正解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<text:span text:style-name="T20">第一組：只動「地址」（換一間房子）</text:span></text:p>
              </text:list-header>
              <text:list-item>
                <text:p><text:span text:style-name="T15">p++</text:span> 或 <text:span text:style-name="T15">++p</text:span>：</text:p>
              </text:list-item>
              <text:list-item>
                <text:p text:style-name="P11">這很單純，<text:span text:style-name="T20">直接把地址加 </text:span><text:span text:style-name="T20">1</text:span>（<text:span text:style-name="T3">實務上是跳到下一個整數的位置</text:span>）。</text:p>
              </text:list-item>
              <text:list-item>
                <text:p text:style-name="P11">結果：p 變成了 5120304。但房子裡面的內容沒變。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1"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8">3. </text:span><text:span text:style-name="T8">詳細拆解網頁上的正解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<text:span text:style-name="T20">第二組：只動「內容」（把房子裡的 </text:span><text:span text:style-name="T20">100 </text:span><text:span text:style-name="T20">變成 </text:span><text:span text:style-name="T20">101</text:span><text:span text:style-name="T20">）</text:span></text:p>
              </text:list-header>
              <text:list-item>
                <text:p><text:span text:style-name="T15">++*p</text:span>、<text:span text:style-name="T15">++(*p)</text:span>、<text:span text:style-name="T15">++*(p)</text:span>、<text:span text:style-name="T15">(*p)++</text:span>：</text:p>
              </text:list-item>
              <text:list-item>
                <text:p text:style-name="P11">都是先透過 *p 找到裡面的 100。</text:p>
              </text:list-item>
              <text:list-item>
                <text:p text:style-name="P11">然後執行 +1。</text:p>
              </text:list-item>
              <text:list-item>
                <text:p text:style-name="P11">結果：地址沒變，但變量 a 的值變成了 101。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1T1"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8">3. </text:span><text:span text:style-name="T8">詳細拆解網頁上的正解</text:span></text:p>
          </draw:text-box>
        </draw:frame>
        <draw:frame presentation:style-name="pr3" draw:layer="layout" svg:width="27.158cm" svg:height="11.539cm" svg:x="0.342cm" svg:y="3.461cm" presentation:class="outline" presentation:user-transformed="true">
          <draw:text-box>
            <text:list text:style-name="L4">
              <text:list-header>
                <text:p><text:span text:style-name="T20">第三組：最難的「組合拳」（地址、內容一起來）</text:span></text:p>
                <text:p><text:span text:style-name="T15">*p++</text:span> (最常見的面試題)</text:p>
              </text:list-header>
              <text:list-item>
                <text:p text:style-name="P11">規則：後置 ++ 優先權高。</text:p>
              </text:list-item>
              <text:list-item>
                <text:p text:style-name="P11">白話解釋：它會先做 p++（把門牌號碼往後移），但是因為 ++ 在後面，<text:span text:style-name="T21">它會</text:span><text:span text:style-name="T21">**</text:span><text:span text:style-name="T21">「保留舊的地址」</text:span><text:span text:style-name="T21">**</text:span><text:span text:style-name="T21">先給你用</text:span>，<text:span text:style-name="T22">用完才偷偷把地址加 </text:span><text:span text:style-name="T22">1</text:span>。</text:p>
              </text:list-item>
              <text:list-item>
                <text:p text:style-name="P11">結果：<text:span text:style-name="T3">你會拿到原本 </text:span><text:span text:style-name="T3">100 </text:span><text:span text:style-name="T3">這個值</text:span>，<text:span text:style-name="T23">但這行程式結束後，</text:span><text:span text:style-name="T23">p </text:span><text:span text:style-name="T23">已經指向下一個未知的地址了</text:span>。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1T1"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8">3. </text:span><text:span text:style-name="T8">詳細拆解網頁上的正解</text:span></text:p>
          </draw:text-box>
        </draw:frame>
        <draw:frame presentation:style-name="pr3" draw:layer="layout" svg:width="27.158cm" svg:height="11.539cm" svg:x="0.342cm" svg:y="3.461cm" presentation:class="outline" presentation:user-transformed="true">
          <draw:text-box>
            <text:list text:style-name="L4">
              <text:list-header>
                <text:p text:style-name="P12"><text:span text:style-name="T20">第三組：最難的「組合拳」（地址、內容一起來）</text:span></text:p>
                <text:p text:style-name="P12"><text:span text:style-name="T15">*p++</text:span> (最常見的面試題)</text:p>
              </text:list-header>
              <text:list-item>
                <text:p text:style-name="P12">在程式邏輯**上，電腦其實是「先處理了 p++」。</text:p>
              </text:list-item>
              <text:list-item>
                <text:p text:style-name="P12"><text:span text:style-name="T24">「</text:span><text:span text:style-name="T25">後置 </text:span><text:span text:style-name="T25">++</text:span><text:span text:style-name="T25">」的特殊機制：</text:span><text:span text:style-name="T26">先給舊照片，再換新地址</text:span><text:span text:style-name="T24">。</text:span></text:p>
              </text:list-item>
              <text:list-item>
                <text:p text:style-name="P11"><text:span text:style-name="T25">在 </text:span><text:span text:style-name="T25">C </text:span><text:span text:style-name="T25">語言中，</text:span><text:span text:style-name="T25">p++ </text:span><text:span text:style-name="T25">執行的那一刻，它其實做了兩件事</text:span><text:span text:style-name="T24">：</text:span></text:p>
              </text:list-item>
              <text:list-item>
                <text:p text:style-name="P13"><text:span text:style-name="T27">拍照（回傳舊地址）</text:span><text:span text:style-name="T24">：它先把</text:span><text:span text:style-name="T28">現在的</text:span><text:span text:style-name="T29">門牌號碼</text:span><text:span text:style-name="T24">（例如 </text:span><text:span text:style-name="T24">5120300</text:span><text:span text:style-name="T24">）複製一份交出去。</text:span></text:p>
              </text:list-item>
              <text:list-item>
                <text:p text:style-name="P13"><text:span text:style-name="T27">更新（移動地址）</text:span><text:span text:style-name="T24">：然後它馬上把原本的 </text:span><text:span text:style-name="T24">p </text:span><text:span text:style-name="T24">改成下一個地址 </text:span><text:span text:style-name="T24">5120304</text:span><text:span text:style-name="T24">。</text:span></text:p>
              </text:list-item>
              <text:list-item>
                <text:p text:style-name="P11"><text:span text:style-name="T25">接下來 </text:span><text:span text:style-name="T25">*</text:span><text:span text:style-name="T25">（解引用）上場了</text:span><text:span text:style-name="T24">：</text:span><text:span text:style-name="T29"> 它拿到的地址</text:span><text:span text:style-name="T24">，</text:span><text:span text:style-name="T30">是剛才那張</text:span><text:span text:style-name="T30">**</text:span><text:span text:style-name="T30">「舊地址的照片」</text:span><text:span text:style-name="T30">**</text:span><text:span text:style-name="T24">。所以它去開門，看到的還是原本房子裡的 </text:span><text:span text:style-name="T24">100</text:span><text:span text:style-name="T24">。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1T1"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8">3. </text:span><text:span text:style-name="T8">詳細拆解網頁上的正解</text:span></text:p>
          </draw:text-box>
        </draw:frame>
        <draw:frame presentation:style-name="pr3" draw:layer="layout" svg:width="27.158cm" svg:height="11.539cm" svg:x="0.342cm" svg:y="3.461cm" presentation:class="outline" presentation:user-transformed="true">
          <draw:text-box>
            <text:list text:style-name="L4">
              <text:list-header>
                <text:p text:style-name="P12"><text:span text:style-name="T20">第三組：最難的「組合拳」（地址、內容一起來）</text:span></text:p>
                <text:p text:style-name="P12"><text:span text:style-name="T15">*p++</text:span> (最常見的面試題)</text:p>
              </text:list-header>
              <text:list-item>
                <text:p text:style-name="P12"><text:span text:style-name="T20">*p++</text:span>：<text:span text:style-name="T21">++ </text:span><text:span text:style-name="T21">搶到了 </text:span><text:span text:style-name="T21">p</text:span>，<text:span text:style-name="T31">所以地址會跑掉</text:span>，取到的是舊地址的值。</text:p>
              </text:list-item>
              <text:list-item>
                <text:p text:style-name="P12"><text:span text:style-name="T20">(*p)++</text:span>：<text:span text:style-name="T31">括號強迫 </text:span><text:span text:style-name="T31">* </text:span><text:span text:style-name="T31">搶到 </text:span><text:span text:style-name="T31">p</text:span>，<text:span text:style-name="T21">所以地址不准動</text:span>，是裡面的值會被加 1。</text:p>
                <text:p text:style-name="P12"><text:span text:style-name="T32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1T1"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8">3. </text:span><text:span text:style-name="T8">詳細拆解網頁上的正解</text:span></text:p>
          </draw:text-box>
        </draw:frame>
        <draw:frame presentation:style-name="pr3" draw:layer="layout" svg:width="27.158cm" svg:height="11.539cm" svg:x="0.342cm" svg:y="3.461cm" presentation:class="outline" presentation:user-transformed="true">
          <draw:text-box>
            <text:list text:style-name="L4">
              <text:list-header>
                <text:p><text:span text:style-name="T20">第三組：最難的「組合拳」（地址、內容一起來）</text:span></text:p>
                <text:p text:style-name="P14"><text:span text:style-name="T33">*(p)++</text:span></text:p>
              </text:list-header>
              <text:list-item>
                <text:p text:style-name="P11"><text:span text:style-name="T24">結果：跟上面一樣。括號括住 </text:span><text:span text:style-name="T24">p </text:span><text:span text:style-name="T24">只是好看，</text:span><text:span text:style-name="T26">依然是後置 </text:span><text:span text:style-name="T26">++ </text:span><text:span text:style-name="T26">先作用</text:span><text:span text:style-name="T24">。</text:span></text:p>
                <text:p text:style-name="P11"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1T1"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8">3. </text:span><text:span text:style-name="T8">詳細拆解網頁上的正解</text:span></text:p>
          </draw:text-box>
        </draw:frame>
        <draw:frame presentation:style-name="pr3" draw:layer="layout" svg:width="27.158cm" svg:height="11.539cm" svg:x="0.342cm" svg:y="3.461cm" presentation:class="outline" presentation:user-transformed="true">
          <draw:text-box>
            <text:list text:style-name="L4">
              <text:list-header>
                <text:p><text:span text:style-name="T20">第三組：最難的「組合拳」（地址、內容一起來）</text:span></text:p>
                <text:p text:style-name="P14"><text:span text:style-name="T33">*++p</text:span></text:p>
              </text:list-header>
              <text:list-item>
                <text:p text:style-name="P11"><text:span text:style-name="T24">規則：</text:span><text:span text:style-name="T26">兩個符號平手</text:span><text:span text:style-name="T24">，</text:span><text:span text:style-name="T34">從右往左看</text:span><text:span text:style-name="T24">。</text:span></text:p>
              </text:list-item>
              <text:list-item>
                <text:p text:style-name="P11"><text:span text:style-name="T24">白話解釋：先執行 </text:span><text:span text:style-name="T24">++p</text:span><text:span text:style-name="T24">（門牌號碼先加 </text:span><text:span text:style-name="T24">1</text:span><text:span text:style-name="T24">），然後再執行 </text:span><text:span text:style-name="T24">*</text:span><text:span text:style-name="T24">（去開新地址的門）。</text:span></text:p>
              </text:list-item>
              <text:list-item>
                <text:p text:style-name="P11"><text:span text:style-name="T24">結果：</text:span><text:span text:style-name="T28">因為你跳到了下一間沒登記的房子，去開別人的門（</text:span><text:span text:style-name="T28">*</text:span><text:span text:style-name="T28">）</text:span><text:span text:style-name="T24">，通常會導致程式崩潰（當機），這就是網頁提到的 </text:span><text:span text:style-name="T24">Segfault</text:span><text:span text:style-name="T24">。</text:span></text:p>
                <text:p text:style-name="P11"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1T1"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8">3. </text:span><text:span text:style-name="T8">詳細拆解網頁上的正解</text:span></text:p>
          </draw:text-box>
        </draw:frame>
        <draw:frame presentation:style-name="pr3" draw:layer="layout" svg:width="27.158cm" svg:height="11.539cm" svg:x="0.342cm" svg:y="3.461cm" presentation:class="outline" presentation:user-transformed="true">
          <draw:text-box>
            <text:list text:style-name="L4">
              <text:list-header>
                <text:p><text:span text:style-name="T20">第三組：最難的「組合拳」（地址、內容一起來）</text:span></text:p>
                <text:p text:style-name="P14"><text:span text:style-name="T33">*(++p)</text:span></text:p>
              </text:list-header>
              <text:list-item>
                <text:p text:style-name="P11"><text:span text:style-name="T24">結果：跟上面一樣。</text:span><text:span text:style-name="T26">括號強迫先加地址</text:span><text:span text:style-name="T24">，</text:span><text:span text:style-name="T34">再去開門</text:span><text:span text:style-name="T24">。</text:span></text:p>
                <text:p text:style-name="P11"><text:span text:style-name="T24"/></text:p>
                <text:p text:style-name="P11"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1T1"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8">總結</text:span></text:p>
          </draw:text-box>
        </draw:frame>
        <draw:frame presentation:style-name="pr3" draw:layer="layout" svg:width="27.158cm" svg:height="11.539cm" svg:x="0.342cm" svg:y="3.461cm" presentation:class="outline" presentation:user-transformed="true">
          <draw:text-box>
            <text:list text:style-name="L4">
              <text:list-header>
                <text:p><text:span text:style-name="T20">記住這兩句話就好：</text:span></text:p>
              </text:list-header>
              <text:list-item>
                <text:p text:style-name="P11"><text:span text:style-name="T35">想改「房子裡的值」</text:span><text:span text:style-name="T32">：</text:span><text:span text:style-name="T36">把 </text:span><text:span text:style-name="T36">* </text:span><text:span text:style-name="T36">放在最前面，或者用括號把 </text:span><text:span text:style-name="T36">*p </text:span><text:span text:style-name="T36">抱緊</text:span><text:span text:style-name="T32">，例如 </text:span><text:span text:style-name="T32">(*p)++</text:span><text:span text:style-name="T32">。</text:span></text:p>
              </text:list-item>
              <text:list-item>
                <text:p text:style-name="P11"><text:span text:style-name="T35">想改「門牌地址」</text:span><text:span text:style-name="T32">：</text:span><text:span text:style-name="T34">直接對 </text:span><text:span text:style-name="T34">p </text:span><text:span text:style-name="T34">做加減</text:span><text:span text:style-name="T32">，例如 </text:span><text:span text:style-name="T32">p++</text:span><text:span text:style-name="T32">。</text:span></text:p>
                <text:p text:style-name="P11"><text:span text:style-name="T24"/></text:p>
                <text:p text:style-name="P11"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思源宋體" svg:font-family="思源宋體" style:font-family-generic="system" style:font-pitch="variable"/>
    <style:font-face style:name="思源黑體" svg:font-family="思源黑體" style:font-family-generic="system" style:font-pitch="variable"/>
    <style:font-face style:name="思源黑體 HW" svg:font-family="'思源黑體 HW', 細明體, 'Liberation Mono', 'Courier New'" style:font-family-generic="modern" style:font-pitch="fixed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思源宋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體" style:font-family-asian="思源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體" style:font-family-asian="思源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體" style:font-family-asian="思源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體" style:font-family-asian="思源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體" style:font-family-asian="思源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2-21T10:35:50.089000000</meta:creation-date>
    <dc:date>2025-12-21T14:23:30.045000000</dc:date>
    <meta:editing-duration>PT3H46M54S</meta:editing-duration>
    <meta:editing-cycles>51</meta:editing-cycles>
    <meta:generator>MODA_ODF_Application_Tools/3.8.3.2$Windows_X86_64 LibreOffice_project/50f6e85287e3a15525502db78bc188a20eb52575</meta:generator>
    <meta:document-statistic meta:object-count="74"/>
  </office:meta>
</office:document-meta>
</file>